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0920d" officeooo:paragraph-rsid="00162369" style:font-weight-asian="normal" style:font-weight-complex="normal"/>
    </style:style>
    <style:style style:name="P2" style:family="paragraph" style:parent-style-name="Standard">
      <style:text-properties fo:font-weight="normal" officeooo:rsid="000ee06f" officeooo:paragraph-rsid="00162369" style:font-weight-asian="normal" style:font-weight-complex="normal"/>
    </style:style>
    <style:style style:name="P3" style:family="paragraph" style:parent-style-name="Standard">
      <style:text-properties fo:font-weight="normal" officeooo:rsid="00162503" officeooo:paragraph-rsid="00162503" style:font-weight-asian="normal" style:font-weight-complex="normal"/>
    </style:style>
    <style:style style:name="P4" style:family="paragraph" style:parent-style-name="Standard">
      <style:text-properties officeooo:rsid="000ee06f" officeooo:paragraph-rsid="00162369"/>
    </style:style>
    <style:style style:name="T1" style:family="text">
      <style:text-properties officeooo:rsid="001532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2503" style:font-weight-asian="bold" style:font-weight-complex="bold"/>
    </style:style>
    <style:style style:name="T4" style:family="text">
      <style:text-properties officeooo:rsid="0010920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62369" style:font-weight-asian="normal" style:font-weight-complex="normal"/>
    </style:style>
    <style:style style:name="T7" style:family="text">
      <style:text-properties officeooo:rsid="001625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Una volta avuto accesso alla pagina </text:span><text:span text:style-name="T6">di reset della password, </text:span><text:span text:style-name="T5">e dopo aver inserito l’e-mail, l’utente clicca sul pulsante per resettare l</text:span><text:span text:style-name="T6">a password</text:span><text:span text:style-name="T5"> (</text:span><text:span text:style-name="T2">resetButton</text:span><text:span text:style-name="T5">).</text:span></text:p>
      <text:p text:style-name="P2">Questo <text:span text:style-name="T7">attiva</text:span> l’<text:span text:style-name="T2">ActionListener</text:span> <text:span text:style-name="T7">generando un </text:span><text:span text:style-name="T3">ActionEvent</text:span><text:span text:style-name="T7"> </text:span>per il button <text:span text:style-name="T2">resetButton</text:span> che va a controllare che l’e-mail inserita sia un’e-mail valida tramite <text:span text:style-name="T7">il metodo </text:span><text:span text:style-name="T3">checkEmail()</text:span><text:span text:style-name="T7">.</text:span></text:p>
      <text:p text:style-name="P2">Se l’e-mail è valida <text:span text:style-name="T7">viene avviato il processo di reset della password</text:span> <text:span text:style-name="T7">(chiamando il metodo remoto </text:span>resetPlayerPassword<text:span text:style-name="T7">).</text:span></text:p>
      <text:p text:style-name="P3">Se il reset della password andrà a buon fine, il server chiamerà la funzione <text:span text:style-name="T2">confirmResetPlayerPassword()</text:span>, mostrerà un alert con un messaggio del corretto reset della password e manderà l’utente nella pagina Home.</text:p>
      <text:p text:style-name="P3">Nel caso, invece, in cui l’e-mail sia errata o ci sia un problema durante il reset della password, <text:span text:style-name="T4">verrà mostrato un alert </text:span>mostrando un messaggio<text:span text:style-name="T4"> relativo all’errore avvenu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0T01:57:15.487226573</meta:creation-date>
    <dc:date>2021-02-10T02:05:01.130917856</dc:date>
    <meta:editing-duration>PT7M45S</meta:editing-duration>
    <meta:editing-cycles>3</meta:editing-cycles>
    <meta:generator>LibreOffice/5.4.4.2$MacOSX_X86_64 LibreOffice_project/2524958677847fb3bb44820e40380acbe820f960</meta:generator>
    <meta:document-statistic meta:table-count="0" meta:image-count="0" meta:object-count="0" meta:page-count="1" meta:paragraph-count="5" meta:word-count="125" meta:character-count="846" meta:non-whitespace-character-count="726"/>
  </office:meta>
</office:document-meta>
</file>